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744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34cm" svg:height="1.025cm" svg:x="4.06cm" svg:y="18.246cm">
          <draw:text-box>
            <text:p>= may-contain</text:p>
          </draw:text-box>
        </draw:frame>
        <draw:custom-shape draw:style-name="gr3" draw:text-style-name="P1" draw:id="id8" draw:layer="layout" svg:width="9.247cm" svg:height="1.233cm" svg:x="11.678cm" svg:y="11.766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7.741cm" svg:height="1.233cm" svg:x="12.181cm" svg:y="14.141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0.954cm" svg:y1="18.701cm" svg:x2="3.737cm" svg:y2="18.701cm">
          <text:p/>
        </draw:line>
        <draw:custom-shape draw:style-name="gr1" draw:text-style-name="P1" draw:id="id2" draw:layer="layout" svg:width="5.889cm" svg:height="1.233cm" svg:x="7.731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8.029cm" svg:height="1.233cm" svg:x="6.661cm" svg:y="2.462cm">
          <text:p text:style-name="P1">Structured 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059cm" svg:height="1.233cm" svg:x="8.646cm" svg:y="4.607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199cm" svg:height="1.233cm" svg:x="8.076cm" svg:y="6.843cm">
          <text:p text:style-name="P1">Function call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8.029cm" svg:height="1.233cm" svg:x="6.661cm" svg:y="8.942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4.379cm" svg:y1="1.275cm" svg:x2="7.731cm" svg:y2="1.251cm" draw:start-shape="id1" draw:start-glue-point="1" draw:end-shape="id2" svg:d="m4379 1275c2523 0 847-24 3352-24">
          <text:p/>
        </draw:connector>
        <draw:connector draw:style-name="gr5" draw:layer="layout" draw:type="curve" svg:x1="4.379cm" svg:y1="1.275cm" svg:x2="6.661cm" svg:y2="3.078cm" draw:start-shape="id1" draw:start-glue-point="1" draw:end-shape="id3" draw:end-glue-point="3" svg:d="m4379 1275c1708 0 568 1803 2282 1803">
          <text:p/>
        </draw:connector>
        <draw:connector draw:style-name="gr5" draw:layer="layout" draw:type="curve" draw:line-skew="-0.751cm" svg:x1="4.379cm" svg:y1="1.275cm" svg:x2="8.646cm" svg:y2="5.223cm" draw:start-shape="id1" draw:start-glue-point="1" draw:end-shape="id4" draw:end-glue-point="3" svg:d="m4379 1275c2082 0-51 3948 4267 3948">
          <text:p/>
        </draw:connector>
        <draw:connector draw:style-name="gr5" draw:layer="layout" draw:type="curve" draw:line-skew="-0.625cm" svg:x1="4.379cm" svg:y1="1.275cm" svg:x2="8.076cm" svg:y2="7.459cm" draw:start-shape="id1" draw:start-glue-point="1" draw:end-shape="id5" draw:end-glue-point="3" svg:d="m4379 1275c1843 0-5 6184 3697 6184">
          <text:p/>
        </draw:connector>
        <draw:connector draw:style-name="gr5" draw:layer="layout" draw:type="curve" draw:line-skew="-0.374cm" svg:x1="4.379cm" svg:y1="1.275cm" svg:x2="6.661cm" svg:y2="9.558cm" draw:start-shape="id1" draw:start-glue-point="1" draw:end-shape="id6" draw:end-glue-point="3" svg:d="m4379 1275c1159 0 19 8283 2282 8283">
          <text:p/>
        </draw:connector>
        <draw:connector draw:style-name="gr5" draw:layer="layout" draw:type="curve" svg:x1="10.675cm" svg:y1="10.175cm" svg:x2="12.181cm" svg:y2="14.757cm" draw:start-shape="id6" draw:start-glue-point="2" draw:end-shape="id7" draw:end-glue-point="3" svg:d="m10675 10175c0 3055 502 4582 1506 4582">
          <text:p/>
        </draw:connector>
        <draw:connector draw:style-name="gr5" draw:layer="layout" draw:type="curve" svg:x1="10.675cm" svg:y1="10.175cm" svg:x2="11.678cm" svg:y2="12.382cm" draw:start-shape="id6" draw:end-shape="id8" draw:end-glue-point="3" svg:d="m10675 10175c0 1472 334 2207 1003 2207">
          <text:p/>
        </draw:connector>
        <draw:custom-shape draw:style-name="gr4" draw:text-style-name="P1" draw:id="id9" draw:layer="layout" svg:width="7.741cm" svg:height="1.233cm" svg:x="7.392cm" svg:y="15.921cm">
          <text:p text:style-name="P1">Visit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draw:line-skew="-0.922cm" svg:x1="4.379cm" svg:y1="1.275cm" svg:x2="7.392cm" svg:y2="16.537cm" draw:start-shape="id1" draw:start-glue-point="1" draw:end-shape="id9" draw:end-glue-point="3" svg:d="m4379 1275c885 0-621 15262 3013 15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4-28T23:38:35</dc:date>
    <dc:language>en-US</dc:language>
    <meta:editing-cycles>16</meta:editing-cycles>
    <meta:editing-duration>PT03H20M57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